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5aff79" fo:border="0.74pt solid #000000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transparent" fo:border="none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5aff79" fo:border="0.74pt solid #000000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2" style:family="text">
      <style:text-properties style:font-name="Liberation Serif"/>
    </style:style>
    <style:style style:name="T1" style:family="text">
      <style:text-properties style:font-name="Liberation Sans1"/>
    </style:style>
    <style:style style:name="T3" style:family="text">
      <style:text-properties style:font-name="Calibri Light1"/>
    </style:style>
    <style:style style:name="T5" style:family="text">
      <style:text-properties style:font-name="Liberation Sans1"/>
    </style:style>
    <style:style style:name="T6" style:family="text">
      <style:text-properties style:font-name="Liberation Serif"/>
    </style:style>
    <style:style style:name="T7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5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sr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alternative definition [ sr ] = [ rad ] * [ rad ]</text:p>
          </table:table-cell>
          <table:table-cell table:style-name="ce72" table:number-columns-repeated="4"/>
          <table:table-cell table:style-name="ce89"/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2 ] = [ m/s ] / [ s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alternative definition [ m/s2 ] = [ m ] / [ s2 ]</text:p>
          </table:table-cell>
          <table:table-cell table:style-name="ce73" table:number-columns-repeated="4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/s2 ] = [ m2/s2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teradian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/s2 ] = [ rad2/s2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2 ] = [ rad/s ] / [ 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style-name="ce73" office:value-type="string" calcext:value-type="string">
            <text:p>Hz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5"/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alternative definition [ W ] = [ A2 ] * [ <text:span text:style-name="T6">Ω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alternative definition [ V2 ] = [ W ] * [ <text:span text:style-name="T6">Ω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ohm [ <text:span text:style-name="T5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6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6">Ω ] = [ s ] / [ F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5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6">Ω ] * [ s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6">Ω ] / [ Hz ]</text:span>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·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<text:span text:style-name="T7">·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·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·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·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·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9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81" table:number-columns-repeated="2"/>
          <table:table-cell table:style-name="ce73" table:number-columns-repeated="2"/>
          <table:table-cell table:style-name="ce93"/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·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·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main definition [ N*m2/kg2 ] = [ N ] / [ kg2/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73" office:value-type="string" calcext:value-type="string">
            <text:p>kg<text:span text:style-name="T7">·K</text:span>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7">·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83" office:value-type="string" calcext:value-type="string">
            <text:p>m2<text:span text:style-name="T7">·</text:span>K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 table:number-columns-repeated="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 table:number-columns-repeated="3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7">·</text:span>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8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<text:span text:style-name="T7">·K</text:span>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5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·m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/C ] = [ N ] /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N/C ] = [ T ] * [ m/s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<text:span text:style-name="T7">·m2</text:span>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7">·</text:span>m2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84" table:number-columns-repeated="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·m</text:p>
          </table:table-cell>
          <table:table-cell table:style-name="ce73" office:value-type="string" calcext:value-type="string">
            <text:p>V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·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84" table:number-columns-repeated="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84" table:number-columns-repeated="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5"/>
          <table:table-cell table:number-columns-repeated="16374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84" table:number-columns-repeated="2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·m</text:p>
          </table:table-cell>
          <table:table-cell table:style-name="ce73" office:value-type="string" calcext:value-type="string">
            <text:p>Tm</text:p>
          </table:table-cell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*m ] = [ N/A ] = [ N ] / [ A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2"/>
          <table:table-cell table:style-name="ce84" table:number-columns-repeated="2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2" table:number-columns-repeated="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3" table:number-rows-repeated="104813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08:35:28.14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2T22:22:46.476000000</dc:date>
    <meta:editing-duration>P3DT3H28M49S</meta:editing-duration>
    <meta:editing-cycles>229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19" meta:object-count="0"/>
  </office:meta>
</office:document-meta>
</file>